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Key.getProfile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getPro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getUser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setProfileCategory( String profile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setUserGroups( Collection user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setProfileName( String pro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getProperty( String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eKey.getPort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Key.setPortalName( String port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